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bitrary Schema Web Form With Data Visualization and User Privelage</text:p>
      <text:p text:style-name="Standard"/>
      <text:p text:style-name="Standard">In this project, I will implement a form data storage website.</text:p>
      <text:p text:style-name="Standard"/>
      <text:p text:style-name="Standard"><text:s/>For instance, you may download, install, and configure NetworkSpaces for R and then implement a distributed application that reads, processes, and writes large data sets. As an example of this type of application, you could implement a distributed hill climbing algorithm that heuristically solves an interesting optimization problem. As you design and implement your system, please pay careful attention to how you store and manage data in files and databases. After completing your implementation, you should conduct experiments to evaluate the time and space overheads associated with performing data processing in a distributed fash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Licastro</meta:initial-creator>
    <meta:creation-date>2013-04-11T14:39:36</meta:creation-date>
    <dc:date>2013-04-11T16:13:14</dc:date>
    <dc:creator>Braden Licastro</dc:creator>
    <meta:editing-duration>PT51S</meta:editing-duration>
    <meta:editing-cycles>4</meta:editing-cycles>
    <meta:generator>LibreOffice/3.5$Linux_X86_64 LibreOffice_project/350m1$Build-2</meta:generator>
    <meta:document-statistic meta:table-count="0" meta:image-count="0" meta:object-count="0" meta:page-count="1" meta:paragraph-count="3" meta:word-count="115" meta:character-count="772" meta:non-whitespace-character-count="658"/>
  </office:meta>
</office:document-meta>
</file>